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9201b" officeooo:paragraph-rsid="0009201b"/>
    </style:style>
    <style:style style:name="P2" style:family="paragraph" style:parent-style-name="Standard">
      <style:text-properties fo:font-weight="bold" officeooo:rsid="0009201b" officeooo:paragraph-rsid="0009201b" style:font-weight-asian="bold" style:font-weight-complex="bold"/>
    </style:style>
    <style:style style:name="P3" style:family="paragraph" style:parent-style-name="Standard">
      <style:text-properties fo:font-weight="normal" officeooo:rsid="0009201b" officeooo:paragraph-rsid="0009201b" style:font-weight-asian="normal" style:font-weight-complex="normal"/>
    </style:style>
    <style:style style:name="P4" style:family="paragraph" style:parent-style-name="Standard">
      <style:text-properties fo:font-style="italic" officeooo:rsid="0009201b" officeooo:paragraph-rsid="0009201b" style:font-style-asian="italic" style:font-style-complex="italic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rsid="0009201b" officeooo:paragraph-rsid="0009201b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tyle="italic" officeooo:rsid="0009201b" officeooo:paragraph-rsid="0009201b" style:font-style-asian="italic" style:font-style-complex="italic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tyle="normal" officeooo:rsid="0009201b" officeooo:paragraph-rsid="0009201b" style:font-style-asian="normal" style:font-style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9201b" officeooo:paragraph-rsid="0009201b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bold" officeooo:rsid="0009201b" officeooo:paragraph-rsid="0009201b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weight="bold" officeooo:rsid="000a4d3d" officeooo:paragraph-rsid="000a4d3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XERCICIO</text:p>
      <text:p text:style-name="P1"/>
      <text:p text:style-name="P1">Un banco desexa crear un sistema de xestión de contas correntes de xeito que os seus clientes poidan facer operacións básicas coas súas contas correntes.</text:p>
      <text:p text:style-name="P1"/>
      <text:p text:style-name="P1">O banco desexa manter a seguinte información de cada cliente: <text:s/>nome, apelidos, data de nacemento, <text:s/>dirección, teléfono, email e número de DNI/NIE e unha chave de acceso.</text:p>
      <text:p text:style-name="P1"/>
      <text:p text:style-name="P1">Cada conta corrente terá un número de conta, un cliente asociado e un saldo en euros (pode ter céntimos..).</text:p>
      <text:p text:style-name="P1"/>
      <text:p text:style-name="P1">As operacións que debe permitir facer o programa son:</text:p>
      <text:p text:style-name="P1"/>
      <text:p text:style-name="P2">Rexistrarse</text:p>
      <text:p text:style-name="P3"><text:tab/>Se lle solicitarán os datos a o cliente, e se creará a conta corrente. O banco xestionará un máximo de 100 contas correntes. Cando se crea unha nova conta corrente, o saldo inicial da conta <text:s/>será 0.</text:p>
      <text:p text:style-name="P3"/>
      <text:p text:style-name="P2">Operar</text:p>
      <text:p text:style-name="P3"><text:tab/>Para comezar a operar, o cliente debe indicar o seu DNI e a chave de acceso. Unha vez feito correctamente, poderá realizar as seguintes operacións:</text:p>
      <text:p text:style-name="P3"/>
      <text:p text:style-name="P4">- Consultar Saldo</text:p>
      <text:p text:style-name="P1"><text:tab/>Indicará o saldo da conta</text:p>
      <text:p text:style-name="P4">- Ingreso</text:p>
      <text:p text:style-name="P1"><text:tab/>Solicitará a cantidade a ingresar, e aumentará o saldo na cantidade indicada</text:p>
      <text:p text:style-name="P4">- Reintegro</text:p>
      <text:p text:style-name="P5">Solicitará a cantidade a retirar, e si o saldo é suficiente, se disminuirá nesa cantidade. En outro caso se notificará o erro.</text:p>
      <text:p text:style-name="P6">- Voltar</text:p>
      <text:p text:style-name="P7"><text:tab/>Regresará ao menú anteriores</text:p>
      <text:p text:style-name="P7"/>
      <text:p text:style-name="P8">Saír</text:p>
      <text:p text:style-name="P9"><text:tab/><text:span text:style-name="T1">Remata o programa.</text:span></text:p>
      <text:p text:style-name="P1"><text:tab/></text:p>
      <text:p text:style-name="P1"/>
      <text:p text:style-name="P1">Se pide deseñar e codificar a aplicación en Jav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9:59:28.725975299</meta:creation-date>
    <dc:date>2018-12-04T21:48:34.902419166</dc:date>
    <meta:editing-duration>PT11M21S</meta:editing-duration>
    <meta:editing-cycles>2</meta:editing-cycles>
    <meta:generator>LibreOffice/6.1.3.2$Linux_X86_64 LibreOffice_project/10$Build-2</meta:generator>
    <meta:document-statistic meta:table-count="0" meta:image-count="0" meta:object-count="0" meta:page-count="1" meta:paragraph-count="21" meta:word-count="210" meta:character-count="1231" meta:non-whitespace-character-count="1031"/>
  </office:meta>
</office:document-meta>
</file>